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038" officeooo:paragraph-rsid="000e10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tos</text:p>
      <text:p text:style-name="P1"/>
      <text:p text:style-name="P1">Fotos und Datensätze sollen der Einfachheit halber nicht Verknüpft werden. Dies hat den Vorteil, dass ohne besondere Umsicht in jeder Situation, von verschiedenen Subsystemen initiiert Fotos gemacht werden können. Jedes Foto bekommt einen individuellen Datumsstempel, anhand dessen die Fotos bei Bedarf den Datensätzen zugeordnet werden können. Der Hintergrund dabei ist, dass die Waage die letzte Instanz der Beurteilung von Zwischenfällen ist, und die Fotos nur unterstützen. Wenn nun ein Foto gemacht wird, ist davon auszugehen, dass dieses nie betrachtet wird, solange die Waage nicht meldet, dass etwas fehlt. In diesem Fall können die Fotos allerdings zurate gezogen werden. </text:p>
      <text:p text:style-name="P1"/>
      <text:p text:style-name="P1">Zu diesem Zwecke gibt es eine makefoto()-Funktion, die routinemäßig zu vielen Gelegenheiten ausgeführt wird, z.B. bei jedem Wiegevorgang. Zusätzlich sind allerdings auch periodische Fotos alle x Sekunden denkbar. </text:p>
      <text:p text:style-name="P1"/>
      <text:p text:style-name="P1">Die Fotos werden mit ihrem Datumsstempel im Namen lokal gespeichert und werden über Betriebssystem-Funktionalität (nach aktuellen Stand mit ssh bzw. scp) zum Server gesendet bzw. eingezogen. Dabei gilt es darauf zu achten, nur die aktuellen Fotos zu kopieren, weil das Kopieren aller Fotos über die Zeit ein hohes Datenvolumen bedeutet. Das kopieren der Bilder soll dabei nach Ablauf eines bestimmten zeitlichen Intervalls erfolgen, oder immer wenn Error-Codes der Datensätze einen Bedarf nah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6-05-29T13:29:03.000848468</meta:creation-date>
    <dc:date>2016-05-29T13:41:45.705930479</dc:date>
    <dc:creator>daniel </dc:creator>
    <meta:editing-duration>PT12M42S</meta:editing-duration>
    <meta:editing-cycles>1</meta:editing-cycles>
    <meta:document-statistic meta:table-count="0" meta:image-count="0" meta:object-count="0" meta:page-count="1" meta:paragraph-count="4" meta:word-count="199" meta:character-count="1397" meta:non-whitespace-character-count="1200"/>
    <meta:generator>LibreOffice/4.4.3.2$Linux_X86_64 LibreOffice_project/40m0$Build-2</meta:generator>
  </office:meta>
</office:document-meta>
</file>